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A1" style:family="table-cell">
      <style:table-cell-properties style:writing-mode="page"/>
    </style:style>
    <style:style style:name="P1" style:family="paragraph" style:parent-style-name="Preformatted_20_Text">
      <style:paragraph-properties fo:padding="0.049cm" fo:border="0.06pt solid #d9d9e3"/>
      <style:text-properties loext:padding="0.049cm" loext:border="0.06pt solid #d9d9e3"/>
    </style:style>
    <style:style style:name="P2" style:family="paragraph" style:parent-style-name="Preformatted_20_Text">
      <style:paragraph-properties fo:margin-top="0cm" fo:margin-bottom="0.499cm" style:contextual-spacing="false" fo:padding="0.049cm" fo:border="0.06pt solid #d9d9e3"/>
    </style:style>
    <style:style style:name="P3" style:family="paragraph" style:parent-style-name="Preformatted_20_Text">
      <style:paragraph-properties fo:padding="0.049cm" fo:border="0.06pt solid #d9d9e3"/>
    </style:style>
    <style:style style:name="P4" style:family="paragraph" style:parent-style-name="Standard">
      <style:text-properties officeooo:rsid="00029c8f" officeooo:paragraph-rsid="00029c8f"/>
    </style:style>
    <style:style style:name="P5" style:family="paragraph" style:parent-style-name="Standard">
      <style:text-properties fo:font-weight="bold" officeooo:rsid="00043a7f" officeooo:paragraph-rsid="00043a7f" style:font-weight-asian="bold" style:font-weight-complex="bold"/>
    </style:style>
    <style:style style:name="P6" style:family="paragraph" style:parent-style-name="Standard">
      <style:paragraph-properties fo:padding="0.049cm" fo:border="0.06pt solid #d9d9e3"/>
      <style:text-properties fo:font-weight="bold" officeooo:rsid="00043a7f" officeooo:paragraph-rsid="00043a7f" style:font-weight-asian="bold" style:font-weight-complex="bold"/>
    </style:style>
    <style:style style:name="P7" style:family="paragraph" style:parent-style-name="Standard">
      <style:text-properties fo:font-weight="bold" officeooo:rsid="0005d0a7" officeooo:paragraph-rsid="0005d0a7" style:font-weight-asian="bold" style:font-weight-complex="bold"/>
    </style:style>
    <style:style style:name="P8" style:family="paragraph" style:parent-style-name="Standard">
      <style:text-properties fo:font-weight="normal" officeooo:rsid="00043a7f" officeooo:paragraph-rsid="00043a7f" style:font-weight-asian="normal" style:font-weight-complex="normal"/>
    </style:style>
    <style:style style:name="P9" style:family="paragraph" style:parent-style-name="Text_20_body">
      <style:paragraph-properties fo:padding="0.049cm" fo:border="0.06pt solid #d9d9e3"/>
    </style:style>
    <style:style style:name="P10" style:family="paragraph" style:parent-style-name="Text_20_body" style:list-style-name="L1">
      <style:paragraph-properties fo:margin-top="0cm" fo:margin-bottom="0cm" style:contextual-spacing="false" fo:padding="0.049cm" fo:border="0.06pt solid #d9d9e3"/>
    </style:style>
    <style:style style:name="P11" style:family="paragraph" style:parent-style-name="Text_20_body" style:list-style-name="L1">
      <style:paragraph-properties fo:padding="0.049cm" fo:border="0.06pt solid #d9d9e3"/>
    </style:style>
    <style:style style:name="P12" style:family="paragraph" style:parent-style-name="Text_20_body">
      <style:text-properties officeooo:rsid="00029c8f" officeooo:paragraph-rsid="00029c8f"/>
    </style:style>
    <style:style style:name="P13" style:family="paragraph" style:parent-style-name="Text_20_body">
      <style:paragraph-properties fo:padding="0.049cm" fo:border="0.06pt solid #d9d9e3"/>
      <style:text-properties officeooo:rsid="00029c8f" officeooo:paragraph-rsid="0005d0a7"/>
    </style:style>
    <style:style style:name="P14" style:family="paragraph" style:parent-style-name="Text_20_body" style:list-style-name="L3">
      <style:paragraph-properties fo:margin-top="0cm" fo:margin-bottom="0cm" style:contextual-spacing="false" fo:padding="0.049cm" fo:border="0.06pt solid #d9d9e3"/>
    </style:style>
    <style:style style:name="P15" style:family="paragraph" style:parent-style-name="Text_20_body" style:list-style-name="L3">
      <style:paragraph-properties fo:padding="0.049cm" fo:border="0.06pt solid #d9d9e3"/>
    </style:style>
    <style:style style:name="P16" style:family="paragraph" style:parent-style-name="Text_20_body">
      <style:text-properties fo:font-weight="normal" officeooo:rsid="00043a7f" officeooo:paragraph-rsid="00043a7f" style:font-weight-asian="normal" style:font-weight-complex="normal"/>
    </style:style>
    <style:style style:name="P17" style:family="paragraph" style:parent-style-name="Text_20_body">
      <style:paragraph-properties fo:padding="0.049cm" fo:border="0.06pt solid #d9d9e3"/>
      <style:text-properties officeooo:paragraph-rsid="00050b83"/>
    </style:style>
    <style:style style:name="P18" style:family="paragraph" style:parent-style-name="Text_20_body">
      <style:paragraph-properties fo:padding="0.049cm" fo:border="0.06pt solid #d9d9e3"/>
      <style:text-properties officeooo:paragraph-rsid="0005d0a7"/>
    </style:style>
    <style:style style:name="P19" style:family="paragraph" style:parent-style-name="Text_20_body">
      <style:paragraph-properties fo:padding="0.049cm" fo:border="0.06pt solid #d9d9e3"/>
      <style:text-properties fo:color="#c9211e" loext:opacity="100%" officeooo:paragraph-rsid="00050b83"/>
    </style:style>
    <style:style style:name="P20" style:family="paragraph" style:parent-style-name="Text_20_body">
      <style:paragraph-properties fo:padding="0.049cm" fo:border="0.06pt solid #d9d9e3"/>
      <style:text-properties fo:color="#c9211e" loext:opacity="100%" officeooo:paragraph-rsid="0005d0a7"/>
    </style:style>
    <style:style style:name="P21" style:family="paragraph" style:parent-style-name="Text_20_body">
      <style:paragraph-properties fo:padding="0.049cm" fo:border="0.06pt solid #d9d9e3"/>
      <style:text-properties fo:color="#c9211e" loext:opacity="100%" officeooo:rsid="00061232" officeooo:paragraph-rsid="00061232"/>
    </style:style>
    <style:style style:name="P22" style:family="paragraph" style:parent-style-name="Text_20_body">
      <style:paragraph-properties fo:padding="0.049cm" fo:border="0.06pt solid #d9d9e3"/>
      <style:text-properties fo:color="#c9211e" loext:opacity="100%" officeooo:rsid="00074bdb" officeooo:paragraph-rsid="00074bdb"/>
    </style:style>
    <style:style style:name="P23" style:family="paragraph" style:parent-style-name="Text_20_body">
      <style:paragraph-properties fo:padding="0.049cm" fo:border="0.06pt solid #d9d9e3"/>
      <style:text-properties officeooo:rsid="00061232" officeooo:paragraph-rsid="00061232"/>
    </style:style>
    <style:style style:name="P24" style:family="paragraph" style:parent-style-name="Text_20_body">
      <style:paragraph-properties fo:padding="0.049cm" fo:border="0.06pt solid #d9d9e3"/>
      <style:text-properties officeooo:rsid="00074bdb" officeooo:paragraph-rsid="00074bdb"/>
    </style:style>
    <style:style style:name="T1" style:family="text">
      <style:text-properties loext:padding="0.049cm" loext:border="0.06pt solid #d9d9e3"/>
    </style:style>
    <style:style style:name="T2" style:family="text">
      <style:text-properties fo:color="#c9211e" loext:opacity="100%"/>
    </style:style>
    <style:style style:name="T3" style:family="text">
      <style:text-properties fo:color="#c9211e" loext:opacity="100%" fo:font-weight="bold" style:font-weight-asian="bold" style:font-weight-complex="bold"/>
    </style:style>
    <style:style style:name="T4" style:family="text">
      <style:text-properties fo:color="#c9211e" loext:opacity="100%" fo:font-weight="bold" style:font-weight-asian="bold" style:font-weight-complex="bold" loext:padding="0.049cm" loext:border="0.06pt solid #d9d9e3"/>
    </style:style>
    <style:style style:name="T5" style:family="text">
      <style:text-properties fo:color="#c9211e" loext:opacity="100%" loext:padding="0.049cm" loext:border="0.06pt solid #d9d9e3"/>
    </style:style>
    <style:style style:name="T6" style:family="text">
      <style:text-properties fo:color="#3faf46" loext:opacity="100%"/>
    </style:style>
    <style:style style:name="T7" style:family="text">
      <style:text-properties fo:color="#3faf46" loext:opacity="100%" fo:font-weight="bold" style:font-weight-asian="bold" style:font-weight-complex="bold" loext:padding="0.049cm" loext:border="0.06pt solid #d9d9e3"/>
    </style:style>
    <style:style style:name="T8" style:family="text">
      <style:text-properties fo:font-weight="bold" style:font-weight-asian="bold" style:font-weight-complex="bold" loext:padding="0.049cm" loext:border="0.06pt solid #d9d9e3"/>
    </style:style>
    <style:style style:name="T9" style:family="text">
      <style:text-properties fo:color="#5983b0" loext:opacity="100%" loext:padding="0.049cm" loext:border="0.06pt solid #d9d9e3"/>
    </style:style>
    <style:style style:name="T10" style:family="text">
      <style:text-properties fo:font-variant="normal" fo:text-transform="none" fo:color="#374151" loext:opacity="100%" style:font-name="S hne" fo:font-size="12pt" fo:letter-spacing="normal" fo:font-style="normal"/>
    </style:style>
    <style:style style:name="T11" style:family="text">
      <style:text-properties fo:font-variant="normal" fo:text-transform="none" fo:color="#374151" loext:opacity="100%" fo:letter-spacing="normal"/>
    </style:style>
    <style:style style:name="T12" style:family="text">
      <style:text-properties officeooo:rsid="00050b83"/>
    </style:style>
    <style:style style:name="T13" style:family="text">
      <style:text-properties officeooo:rsid="0005d0a7"/>
    </style:style>
    <style:style style:name="T14" style:family="text">
      <style:text-properties officeooo:rsid="00074bd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7"/>
      <table:table table:name="Tableau2" table:style-name="Tableau2">
        <table:table-column table:style-name="Tableau2.A" table:number-columns-repeated="2"/>
        <table:table-row>
          <table:table-cell table:style-name="Tableau2.A1" office:value-type="string">
            <text:p text:style-name="P17">ft_lstnew.c</text:p>
          </table:table-cell>
          <table:table-cell table:style-name="Tableau2.A1" office:value-type="string">
            <text:p text:style-name="P17"><text:s/><text:span text:style-name="T12">CREER NOUVEL ELEMENT</text:span></text:p>
          </table:table-cell>
        </table:table-row>
        <table:table-row>
          <table:table-cell table:style-name="Tableau2.A1" office:value-type="string">
            <text:p text:style-name="P19">ft_lstmap.c <text:s/></text:p>
          </table:table-cell>
          <table:table-cell table:style-name="Tableau2.A1" office:value-type="string">
            <text:p text:style-name="P18"><text:span text:style-name="T2">CRÉER UNE NOUVELLE LISTE CHAÎNÉE À PARTIR D'UNE LISTE EXISTANTE, EN APPLIQUANT UNE FONCTION </text:span><text:span text:style-name="Source_20_Text"><text:span text:style-name="T5">F</text:span></text:span><text:span text:style-name="T2"> À CHAQUE ÉLÉMENT DE LA LISTE EXISTANTE</text:span></text:p>
          </table:table-cell>
        </table:table-row>
        <table:table-row>
          <table:table-cell table:style-name="Tableau2.A1" office:value-type="string">
            <text:p text:style-name="P17">ft_lstiter.c </text:p>
          </table:table-cell>
          <table:table-cell table:style-name="Tableau2.A1" office:value-type="string">
            <text:p text:style-name="P13">APPLIQUER UNE FONCTION <text:span text:style-name="Source_20_Text"><text:span text:style-name="T1">F</text:span></text:span> À CHAQUE ÉLÉMENT D'UNE LISTE CHAÎNÉE</text:p>
          </table:table-cell>
        </table:table-row>
        <table:table-row>
          <table:table-cell table:style-name="Tableau2.A1" office:value-type="string">
            <text:p text:style-name="P19">ft_lstadd_back.c <text:s/></text:p>
          </table:table-cell>
          <table:table-cell table:style-name="Tableau2.A1" office:value-type="string">
            <text:p text:style-name="P20">AJOUTE UN NOUVEL ÉLÉMENT <text:span text:style-name="T13">APRES</text:span></text:p>
          </table:table-cell>
        </table:table-row>
        <table:table-row>
          <table:table-cell table:style-name="Tableau2.A1" office:value-type="string">
            <text:p text:style-name="P17">ft_lstadd_front.c </text:p>
          </table:table-cell>
          <table:table-cell table:style-name="Tableau2.A1" office:value-type="string">
            <text:p text:style-name="P18">AJOUTE UN NOUVEL ÉLÉMENT <text:span text:style-name="T13">AVANT</text:span></text:p>
          </table:table-cell>
        </table:table-row>
        <table:table-row>
          <table:table-cell table:style-name="Tableau2.A1" office:value-type="string">
            <text:p text:style-name="P19">ft_lstsize.c</text:p>
          </table:table-cell>
          <table:table-cell table:style-name="Tableau2.A1" office:value-type="string">
            <text:p text:style-name="P21">CALCULE LONGUEUR DE LA CHAINE</text:p>
          </table:table-cell>
        </table:table-row>
        <table:table-row>
          <table:table-cell table:style-name="Tableau2.A1" office:value-type="string">
            <text:p text:style-name="P17">ft_lstdelone.c <text:s/></text:p>
          </table:table-cell>
          <table:table-cell table:style-name="Tableau2.A1" office:value-type="string">
            <text:p text:style-name="P23">SUPPRIME 1 ELEMENT<text:span text:style-name="T14"> &amp; FREE</text:span></text:p>
          </table:table-cell>
        </table:table-row>
        <table:table-row>
          <table:table-cell table:style-name="Tableau2.A1" office:value-type="string">
            <text:p text:style-name="P19">ft_lstclear.c <text:s text:c="2"/></text:p>
          </table:table-cell>
          <table:table-cell table:style-name="Tableau2.A1" office:value-type="string">
            <text:p text:style-name="P22">SUPPRIME LA LISTE &amp; FREE en utilisant FT_DELONE</text:p>
          </table:table-cell>
        </table:table-row>
        <table:table-row>
          <table:table-cell table:style-name="Tableau2.A1" office:value-type="string">
            <text:p text:style-name="P17">ft_lstlast.c <text:s/></text:p>
          </table:table-cell>
          <table:table-cell table:style-name="Tableau2.A1" office:value-type="string">
            <text:p text:style-name="P24">ENVOIE ADRESSE FIN DE CHAINE</text:p>
          </table:table-cell>
        </table:table-row>
      </table:table>
      <text:p text:style-name="P9"/>
      <text:p text:style-name="P9"/>
      <text:p text:style-name="P9">#include "libft.h"</text:p>
      <text:p text:style-name="P9"/>
      <text:p text:style-name="P9">t_list<text:tab/>*<text:span text:style-name="T3">ft_lstnew</text:span>(void *content)</text:p>
      <text:p text:style-name="P9">{</text:p>
      <text:p text:style-name="P9"><text:tab/>t_list<text:tab/>*new;</text:p>
      <text:p text:style-name="P9"/>
      <text:p text:style-name="P9"><text:tab/>new = malloc(sizeof(t_list));</text:p>
      <text:p text:style-name="P9"><text:tab/>if (!new)</text:p>
      <text:p text:style-name="P9"><text:tab/><text:tab/>return (NULL);</text:p>
      <text:p text:style-name="P9"><text:tab/>new-&gt;content = content;</text:p>
      <text:p text:style-name="P9"><text:tab/>new-&gt;next = NULL;</text:p>
      <text:p text:style-name="P9"><text:tab/>return (new);</text:p>
      <text:p text:style-name="P9"><text:soft-page-break/>}</text:p>
      <text:p text:style-name="P9">/*</text:p>
      <text:p text:style-name="P9">int<text:tab/><text:span text:style-name="T3">main</text:span>(void)</text:p>
      <text:p text:style-name="P9">{</text:p>
      <text:p text:style-name="P9"><text:tab/>t_list<text:tab/>*a;</text:p>
      <text:p text:style-name="P9"><text:tab/>a = <text:span text:style-name="T6">ft_lstnew</text:span>("hello");</text:p>
      <text:p text:style-name="P9"><text:tab/>printf("%s\n",(char *)a-&gt;content);</text:p>
      <text:p text:style-name="P9"><text:tab/>return (0);</text:p>
      <text:p text:style-name="P9">}</text:p>
      <text:p text:style-name="P9">*/</text:p>
      <text:p text:style-name="P9"/>
      <text:p text:style-name="P6">------------------------------------------------------------------------</text:p>
      <text:p text:style-name="P6"/>
      <text:p text:style-name="P6"/>
      <text:p text:style-name="P9">#include "libft.h"</text:p>
      <text:p text:style-name="P9"/>
      <text:p text:style-name="P9">t_list<text:tab/>*<text:span text:style-name="T3">ft_lstmap</text:span>(t_list *lst, <text:span text:style-name="T6">void *(*f)(void *)</text:span>, <text:span text:style-name="T2">void (*del)(void *)</text:span>)</text:p>
      <text:p text:style-name="P9">{</text:p>
      <text:p text:style-name="P9"><text:tab/>t_list<text:tab/>*new;</text:p>
      <text:p text:style-name="P9"><text:tab/>t_list<text:tab/>*last;</text:p>
      <text:p text:style-name="P9"><text:tab/>t_list<text:tab/>*a;</text:p>
      <text:p text:style-name="P9"/>
      <text:p text:style-name="P9"><text:tab/>if (!lst || !f || !del)</text:p>
      <text:p text:style-name="P9"><text:tab/><text:tab/>return (NULL);</text:p>
      <text:p text:style-name="P9"><text:tab/>new = <text:span text:style-name="T6">ft_lstnew</text:span>(f(lst-&gt;content));</text:p>
      <text:p text:style-name="P9"><text:tab/>if (!new)</text:p>
      <text:p text:style-name="P9"><text:tab/><text:tab/>return (NULL);</text:p>
      <text:p text:style-name="P9"><text:tab/>last = new;</text:p>
      <text:p text:style-name="P9"><text:tab/>lst = lst-&gt;next;</text:p>
      <text:p text:style-name="P9"><text:tab/>while (lst)</text:p>
      <text:p text:style-name="P9"><text:tab/>{</text:p>
      <text:p text:style-name="P9"><text:tab/><text:tab/>a =<text:span text:style-name="T6"> ft_lstnew(</text:span>f(lst-&gt;content));</text:p>
      <text:p text:style-name="P9"><text:tab/><text:tab/>if (!a)</text:p>
      <text:p text:style-name="P9"><text:soft-page-break/><text:tab/><text:tab/>{</text:p>
      <text:p text:style-name="P9"><text:tab/><text:tab/><text:tab/><text:span text:style-name="T6">ft_lstclear</text:span>(&amp;new, del);</text:p>
      <text:p text:style-name="P9"><text:tab/><text:tab/><text:tab/>return (NULL);</text:p>
      <text:p text:style-name="P9"><text:tab/><text:tab/>}</text:p>
      <text:p text:style-name="P9"><text:tab/><text:tab/>last-&gt;next = a;</text:p>
      <text:p text:style-name="P9"><text:tab/><text:tab/>last = a;</text:p>
      <text:p text:style-name="P9"><text:tab/><text:tab/>lst = lst-&gt;next;</text:p>
      <text:p text:style-name="P9"><text:tab/>}</text:p>
      <text:p text:style-name="P9"><text:tab/>last-&gt;next = NULL;</text:p>
      <text:p text:style-name="P9"><text:tab/>return (new);</text:p>
      <text:p text:style-name="P9">}</text:p>
      <text:p text:style-name="P9"/>
      <text:p text:style-name="P9">La fonction <text:span text:style-name="Source_20_Text"><text:span text:style-name="T1">ft_lstmap</text:span></text:span> de la bibliothèque <text:span text:style-name="Source_20_Text"><text:span text:style-name="T1">libft.h</text:span></text:span> permet de créer une nouvelle liste chaînée à partir d'une liste existante, en appliquant une fonction <text:span text:style-name="Source_20_Text"><text:span text:style-name="T1">f</text:span></text:span> à chaque élément de la liste existante. La fonction <text:span text:style-name="Source_20_Text"><text:span text:style-name="T1">del</text:span></text:span> est utilisée pour supprimer le contenu des éléments de la nouvelle liste si une erreur survient.</text:p>
      <text:p text:style-name="P9">La fonction prend trois arguments :</text:p>
      <text:list xml:id="list979529105" text:style-name="L1">
        <text:list-item>
          <text:p text:style-name="P10"><text:span text:style-name="Source_20_Text"><text:span text:style-name="T1">lst</text:span></text:span> : un pointeur vers le premier élément de la liste existante à partir de laquelle créer la nouvelle liste.</text:p>
        </text:list-item>
        <text:list-item>
          <text:p text:style-name="P10"><text:span text:style-name="Source_20_Text"><text:span text:style-name="T1">f</text:span></text:span> : un pointeur sur une fonction qui prend en entrée un pointeur générique vers le contenu d'un élément de la liste existante, et qui renvoie un pointeur vers le contenu d'un élément de la nouvelle liste.</text:p>
        </text:list-item>
        <text:list-item>
          <text:p text:style-name="P11"><text:span text:style-name="Source_20_Text"><text:span text:style-name="T1">del</text:span></text:span> : un pointeur sur une fonction qui prend en entrée un pointeur générique vers le contenu d'un élément de la nouvelle liste, et qui est utilisée pour supprimer le contenu de la nouvelle liste en cas d'erreur.</text:p>
        </text:list-item>
      </text:list>
      <text:p text:style-name="P9">La fonction commence par vérifier que les arguments fournis sont valides : si <text:span text:style-name="Source_20_Text"><text:span text:style-name="T1">lst</text:span></text:span>, <text:span text:style-name="Source_20_Text"><text:span text:style-name="T1">f</text:span></text:span>, ou <text:span text:style-name="Source_20_Text"><text:span text:style-name="T1">del</text:span></text:span> est <text:span text:style-name="Source_20_Text"><text:span text:style-name="T1">NULL</text:span></text:span>, la fonction renvoie <text:span text:style-name="Source_20_Text"><text:span text:style-name="T1">NULL</text:span></text:span>.</text:p>
      <text:p text:style-name="P9">La fonction crée ensuite un nouvel élément de la liste à l'aide de <text:span text:style-name="Source_20_Text"><text:span text:style-name="T1">ft_lstnew</text:span></text:span>, en appliquant la fonction <text:span text:style-name="Source_20_Text"><text:span text:style-name="T1">f</text:span></text:span> à <text:span text:style-name="Source_20_Text"><text:span text:style-name="T1">lst-&gt;content</text:span></text:span>, qui est le contenu du premier élément de la liste existante. Si l'allocation de mémoire échoue, la fonction renvoie <text:span text:style-name="Source_20_Text"><text:span text:style-name="T1">NULL</text:span></text:span>.</text:p>
      <text:p text:style-name="P9">Ensuite, la fonction itère sur les éléments suivants de la liste existante en appliquant la fonction <text:span text:style-name="Source_20_Text"><text:span text:style-name="T1">f</text:span></text:span> à chaque élément de la liste, et en créant un nouvel élément pour chaque élément de la liste existante. Chaque nouvel élément est ajouté à la fin de la nouvelle liste.</text:p>
      <text:p text:style-name="P9"><text:soft-page-break/>Si l'allocation de mémoire pour un nouvel élément de la liste échoue, la fonction utilise <text:span text:style-name="Source_20_Text"><text:span text:style-name="T1">ft_lstclear</text:span></text:span> pour supprimer tous les éléments de la nouvelle liste, en utilisant la fonction <text:span text:style-name="Source_20_Text"><text:span text:style-name="T1">del</text:span></text:span> pour supprimer le contenu des éléments. La fonction renvoie <text:span text:style-name="Source_20_Text"><text:span text:style-name="T1">NULL</text:span></text:span>.</text:p>
      <text:p text:style-name="P9">Enfin, la fonction renvoie un pointeur vers le premier élément de la nouvelle liste.</text:p>
      <text:p text:style-name="P9">En utilisant la fonction <text:span text:style-name="Source_20_Text"><text:span text:style-name="T1">ft_lstmap</text:span></text:span>, vous pouvez facilement créer une nouvelle liste chaînée à partir d'une liste existante, en appliquant une fonction à chaque élément de la liste. Cela peut être utile, par exemple, pour créer une nouvelle liste qui contient une copie transformée des éléments d'une liste existante.</text:p>
      <text:p text:style-name="Standard"/>
      <text:p text:style-name="Standard"/>
      <text:p text:style-name="P5">------------------------------------------------------------------------</text:p>
      <text:p text:style-name="P4"/>
      <text:p text:style-name="P4"/>
      <text:p text:style-name="P4"/>
      <text:p text:style-name="P4">#include "libft.h"</text:p>
      <text:p text:style-name="P4"/>
      <text:p text:style-name="P4">void<text:tab/>ft_<text:span text:style-name="T3">lstiter</text:span>(t_list *lst, <text:span text:style-name="T6">void (*f)(void *)</text:span>)</text:p>
      <text:p text:style-name="P4">{</text:p>
      <text:p text:style-name="P4"><text:tab/>if (!lst || !f)</text:p>
      <text:p text:style-name="P4"><text:tab/><text:tab/>return ;</text:p>
      <text:p text:style-name="P4"><text:tab/>while (lst)</text:p>
      <text:p text:style-name="P4"><text:tab/>{</text:p>
      <text:p text:style-name="P4"><text:tab/><text:tab/>f(lst-&gt;content);</text:p>
      <text:p text:style-name="P4"><text:tab/><text:tab/>lst = lst-&gt;next;</text:p>
      <text:p text:style-name="P4"><text:tab/>}<text:tab/></text:p>
      <text:p text:style-name="P4">}</text:p>
      <text:p text:style-name="P4"/>
      <text:p text:style-name="P4"/>
      <text:p text:style-name="P4"/>
      <text:p text:style-name="P4"/>
      <text:p text:style-name="P12">La fonction <text:span text:style-name="Source_20_Text"><text:span text:style-name="T1">ft_lstiter</text:span></text:span> de la bibliothèque <text:span text:style-name="Source_20_Text"><text:span text:style-name="T1">libft.h</text:span></text:span> permet d'appliquer une fonction <text:span text:style-name="Source_20_Text"><text:span text:style-name="T1">f</text:span></text:span> à chaque élément d'une liste chaînée. La fonction prend deux arguments :</text:p>
      <text:list xml:id="list2406517280" text:style-name="L3">
        <text:list-item>
          <text:p text:style-name="P14"><text:span text:style-name="Source_20_Text"><text:span text:style-name="T1">lst</text:span></text:span> : un pointeur vers le premier élément de la liste à parcourir.</text:p>
        </text:list-item>
        <text:list-item>
          <text:p text:style-name="P15"><text:span text:style-name="Source_20_Text"><text:span text:style-name="T1">f</text:span></text:span> : un pointeur sur une fonction qui prend en entrée un pointeur générique vers le contenu d'un élément de la liste, et qui ne renvoie rien.</text:p>
        </text:list-item>
      </text:list>
      <text:p text:style-name="P9">La fonction commence par vérifier que les arguments fournis sont valides : si <text:span text:style-name="Source_20_Text"><text:span text:style-name="T1">lst</text:span></text:span> ou <text:span text:style-name="Source_20_Text"><text:span text:style-name="T1">f</text:span></text:span> est <text:span text:style-name="Source_20_Text"><text:span text:style-name="T1">NULL</text:span></text:span>, la fonction ne fait rien et retourne.</text:p>
      <text:p text:style-name="P9">Ensuite, la fonction itère sur les éléments de la liste, en appliquant la fonction <text:span text:style-name="Source_20_Text"><text:span text:style-name="T1">f</text:span></text:span> à chaque élément. À chaque itération, la fonction <text:span text:style-name="Source_20_Text"><text:span text:style-name="T1">f</text:span></text:span> est appelée avec le contenu de l'élément de la liste comme argument.</text:p>
      <text:p text:style-name="P9">La fonction <text:span text:style-name="Source_20_Text"><text:span text:style-name="T1">ft_lstiter</text:span></text:span> ne modifie pas les éléments de la liste ; elle se contente d'appeler la fonction <text:span text:style-name="Source_20_Text"><text:span text:style-name="T1">f</text:span></text:span> sur chaque élément. Cette fonction est donc utile pour appliquer une action à chaque élément de la liste, sans modifier la structure de la liste elle-même.</text:p>
      <text:p text:style-name="P9"><text:soft-page-break/>Par exemple, si vous avez une liste chaînée qui contient des chaînes de caractères, vous pouvez utiliser <text:span text:style-name="Source_20_Text"><text:span text:style-name="T1">ft_lstiter</text:span></text:span> pour afficher chaque chaîne à l'écran :</text:p>
      <text:p text:style-name="P1"/>
      <text:p text:style-name="P1"/>
      <text:p text:style-name="P3"><text:span text:style-name="Source_20_Text"><text:span text:style-name="T1">void <text:s text:c="5"/></text:span></text:span><text:span text:style-name="Source_20_Text"><text:span text:style-name="T8"><text:s/></text:span></text:span><text:span text:style-name="Source_20_Text"><text:span text:style-name="T7">print_string</text:span></text:span><text:span text:style-name="Source_20_Text"><text:span text:style-name="T1">(void *content)</text:span></text:span></text:p>
      <text:p text:style-name="P3"><text:span text:style-name="Source_20_Text"><text:span text:style-name="T1">{</text:span></text:span></text:p>
      <text:p text:style-name="P3"><text:span text:style-name="Source_20_Text"><text:span text:style-name="T1"><text:s text:c="8"/></text:span></text:span><text:span text:style-name="Source_20_Text"><text:span text:style-name="T9">ft_putstr</text:span></text:span><text:span text:style-name="Source_20_Text"><text:span text:style-name="T1">((char *)content);</text:span></text:span></text:p>
      <text:p text:style-name="P3"><text:span text:style-name="Source_20_Text"><text:span text:style-name="T1">}</text:span></text:span></text:p>
      <text:p text:style-name="P3"/>
      <text:p text:style-name="P3"><text:span text:style-name="Source_20_Text"><text:span text:style-name="T1">int <text:s text:c="4"/>main(void)</text:span></text:span></text:p>
      <text:p text:style-name="P3"><text:span text:style-name="Source_20_Text"><text:span text:style-name="T1">{</text:span></text:span></text:p>
      <text:p text:style-name="P3"><text:span text:style-name="Source_20_Text"><text:span text:style-name="T1"><text:s text:c="8"/>t_list <text:s/>*list;</text:span></text:span></text:p>
      <text:p text:style-name="P3"/>
      <text:p text:style-name="P3"><text:span text:style-name="Source_20_Text"><text:span text:style-name="T1"><text:s text:c="8"/>list = </text:span></text:span><text:span text:style-name="Source_20_Text"><text:span text:style-name="T9">ft_lstnew</text:span></text:span><text:span text:style-name="Source_20_Text"><text:span text:style-name="T1">("Hello");</text:span></text:span></text:p>
      <text:p text:style-name="P3"><text:span text:style-name="Source_20_Text"><text:span text:style-name="T1"><text:s text:c="8"/></text:span></text:span><text:span text:style-name="Source_20_Text"><text:span text:style-name="T9">ft_lstadd_front</text:span></text:span><text:span text:style-name="Source_20_Text"><text:span text:style-name="T1">(&amp;list, </text:span></text:span><text:span text:style-name="Source_20_Text"><text:span text:style-name="T9">ft_lstnew</text:span></text:span><text:span text:style-name="Source_20_Text"><text:span text:style-name="T1">("world"));</text:span></text:span></text:p>
      <text:p text:style-name="P3"><text:span text:style-name="Source_20_Text"><text:span text:style-name="T1"><text:s text:c="8"/></text:span></text:span><text:span text:style-name="Source_20_Text"><text:span text:style-name="T4">ft_lstiter</text:span></text:span><text:span text:style-name="Source_20_Text"><text:span text:style-name="T1">(list, </text:span></text:span><text:span text:style-name="Source_20_Text"><text:span text:style-name="T7">print_string</text:span></text:span><text:span text:style-name="Source_20_Text"><text:span text:style-name="T1">);</text:span></text:span></text:p>
      <text:p text:style-name="P3"><text:span text:style-name="Source_20_Text"><text:span text:style-name="T1"><text:s text:c="7"/></text:span></text:span><text:span text:style-name="Source_20_Text"><text:span text:style-name="T9"><text:s/>ft_lstclear</text:span></text:span><text:span text:style-name="Source_20_Text"><text:span text:style-name="T1">(&amp;list, free);</text:span></text:span></text:p>
      <text:p text:style-name="P3"><text:span text:style-name="Source_20_Text"><text:span text:style-name="T1"><text:s text:c="8"/>return (0);</text:span></text:span></text:p>
      <text:p text:style-name="P2"><text:span text:style-name="Source_20_Text"><text:span text:style-name="T1">}</text:span></text:span></text:p>
      <text:p text:style-name="P9">Dans cet exemple, la fonction <text:span text:style-name="Source_20_Text"><text:span text:style-name="T1">print_string</text:span></text:span> est définie pour afficher une chaîne de caractères à l'écran à l'aide de la fonction <text:span text:style-name="Source_20_Text"><text:span text:style-name="T1">ft_putstr</text:span></text:span> de la bibliothèque <text:span text:style-name="Source_20_Text"><text:span text:style-name="T1">libft.h</text:span></text:span>. La fonction <text:span text:style-name="Source_20_Text"><text:span text:style-name="T1">main</text:span></text:span> crée une liste chaînée qui contient les chaînes "Hello" et "world", puis utilise <text:span text:style-name="Source_20_Text"><text:span text:style-name="T1">ft_lstiter</text:span></text:span> pour appliquer la fonction <text:span text:style-name="Source_20_Text"><text:span text:style-name="T1">print_string</text:span></text:span> à chaque élément de la liste.</text:p>
      <text:p text:style-name="P5">------------------------------------------------------------------------</text:p>
      <text:p text:style-name="P4"/>
      <text:p text:style-name="P4">#include "libft.h"</text:p>
      <text:p text:style-name="P4"/>
      <text:p text:style-name="P4">void<text:tab/><text:span text:style-name="T2">ft_lstadd_back</text:span>(t_list **lst, t_list *new)</text:p>
      <text:p text:style-name="P4">{</text:p>
      <text:p text:style-name="P4"><text:tab/>t_list<text:tab/>*a;</text:p>
      <text:p text:style-name="P4"/>
      <text:p text:style-name="P4"><text:tab/>if (!lst || !new)</text:p>
      <text:p text:style-name="P4"><text:tab/><text:tab/>return ;</text:p>
      <text:p text:style-name="P4"><text:tab/>if (!*lst)</text:p>
      <text:p text:style-name="P4"><text:tab/>{</text:p>
      <text:p text:style-name="P4"><text:tab/><text:tab/>*lst = new;</text:p>
      <text:p text:style-name="P4"><text:tab/><text:tab/>return ;</text:p>
      <text:p text:style-name="P4"><text:tab/>}</text:p>
      <text:p text:style-name="P4"><text:tab/>a = <text:span text:style-name="T6">ft_lstlast</text:span>(*lst);</text:p>
      <text:p text:style-name="P4"><text:tab/>a-&gt;next = new;</text:p>
      <text:p text:style-name="P4">}</text:p>
      <text:p text:style-name="P4"/>
      <text:p text:style-name="P7">///////////////////////////////////////////////////////////////////////</text:p>
      <text:p text:style-name="P8"/>
      <text:p text:style-name="P8"/>
      <text:p text:style-name="P8">#include "libft.h"</text:p>
      <text:p text:style-name="P8"/>
      <text:p text:style-name="P8"><text:soft-page-break/>void<text:tab/><text:span text:style-name="T3">ft_lstadd_front</text:span>(t_list **lst, t_list *new)</text:p>
      <text:p text:style-name="P8">{</text:p>
      <text:p text:style-name="P8"><text:tab/>if (!new || !lst)</text:p>
      <text:p text:style-name="P8"><text:tab/><text:tab/>return ;</text:p>
      <text:p text:style-name="P8"><text:tab/>new-&gt;next = *lst;</text:p>
      <text:p text:style-name="P8"><text:tab/>*lst = new;</text:p>
      <text:p text:style-name="P8">}</text:p>
      <text:p text:style-name="P8"/>
      <text:p text:style-name="P16"><text:span text:style-name="Source_20_Text"><text:span text:style-name="T1">ft_lstadd_front</text:span></text:span> et <text:span text:style-name="Source_20_Text"><text:span text:style-name="T1">ft_lstadd_back</text:span></text:span> sont deux fonctions de la bibliothèque <text:span text:style-name="Source_20_Text"><text:span text:style-name="T1">libft.h</text:span></text:span> permettant d'ajouter un nouvel élément à une liste chaînée.</text:p>
      <text:p text:style-name="P9">La fonction <text:span text:style-name="Source_20_Text"><text:span text:style-name="T1">ft_lstadd_front</text:span></text:span> ajoute un nouvel élément au début de la liste. Elle prend deux arguments : un pointeur vers un pointeur vers le premier élément de la liste, et un pointeur vers le nouvel élément à ajouter. Elle insère le nouvel élément au début de la liste en affectant son pointeur à <text:span text:style-name="Source_20_Text"><text:span text:style-name="T1">*lst</text:span></text:span>.</text:p>
      <text:p text:style-name="P9">La fonction <text:span text:style-name="Source_20_Text"><text:span text:style-name="T1">ft_lstadd_back</text:span></text:span>, quant à elle, ajoute un nouvel élément à la fin de la liste. Elle prend deux arguments : un pointeur vers un pointeur vers le premier élément de la liste, et un pointeur vers le nouvel élément à ajouter. Elle parcourt la liste jusqu'à trouver le dernier élément, puis affecte le pointeur vers le nouvel élément à <text:span text:style-name="Source_20_Text"><text:span text:style-name="T1">last-&gt;next</text:span></text:span>.</text:p>
      <text:p text:style-name="P9">Ainsi, la principale différence entre les deux fonctions est l'emplacement de l'ajout du nouvel élément : au début de la liste pour <text:span text:style-name="Source_20_Text"><text:span text:style-name="T1">ft_lstadd_front</text:span></text:span>, à la fin de la liste pour <text:span text:style-name="Source_20_Text"><text:span text:style-name="T1">ft_lstadd_back</text:span></text:span>.</text:p>
      <text:p text:style-name="P9">Voici un exemple d'utilisation de <text:span text:style-name="Source_20_Text"><text:span text:style-name="T1">ft_lstadd_front</text:span></text:span> et <text:span text:style-name="Source_20_Text"><text:span text:style-name="T1">ft_lstadd_back</text:span></text:span> pour ajouter deux éléments à une liste chaînée :</text:p>
      <text:p text:style-name="P1"/>
      <text:p text:style-name="P3"><text:span text:style-name="Source_20_Text"><text:span text:style-name="T1">#include "libft.h"</text:span></text:span></text:p>
      <text:p text:style-name="P3"/>
      <text:p text:style-name="P3"><text:span text:style-name="Source_20_Text"><text:span text:style-name="T1">int main()</text:span></text:span></text:p>
      <text:p text:style-name="P3"><text:span text:style-name="Source_20_Text"><text:span text:style-name="T1">{</text:span></text:span></text:p>
      <text:p text:style-name="P3"><text:span text:style-name="Source_20_Text"><text:span text:style-name="T1"><text:s text:c="4"/>t_list *list = ft_lstnew((void *)1);</text:span></text:span></text:p>
      <text:p text:style-name="P3"/>
      <text:p text:style-name="P3"><text:span text:style-name="Source_20_Text"><text:span text:style-name="T1"><text:s text:c="4"/>t_list *new1 = ft_lstnew((void *)2);</text:span></text:span></text:p>
      <text:p text:style-name="P3"><text:span text:style-name="Source_20_Text"><text:span text:style-name="T1"><text:s text:c="4"/>ft_lstadd_front(&amp;list, new1);</text:span></text:span></text:p>
      <text:p text:style-name="P3"/>
      <text:p text:style-name="P3"><text:span text:style-name="Source_20_Text"><text:span text:style-name="T1"><text:s text:c="4"/>t_list *new2 = ft_lstnew((void *)3);</text:span></text:span></text:p>
      <text:p text:style-name="P3"><text:span text:style-name="Source_20_Text"><text:span text:style-name="T1"><text:s text:c="4"/>ft_lstadd_back(&amp;list, new2);</text:span></text:span></text:p>
      <text:p text:style-name="P3"/>
      <text:p text:style-name="P3"><text:span text:style-name="Source_20_Text"><text:span text:style-name="T1"><text:s text:c="4"/>return (0);</text:span></text:span></text:p>
      <text:p text:style-name="P2"><text:span text:style-name="Source_20_Text"><text:span text:style-name="T1">}</text:span></text:span></text:p>
      <text:p text:style-name="P9">Dans cet exemple, on crée une liste chaînée qui contient un seul élément, avec la valeur 1. Ensuite, on ajoute un nouvel élément avec la valeur 2 au début de la liste à l'aide de <text:span text:style-name="Source_20_Text"><text:span text:style-name="T1">ft_lstadd_front</text:span></text:span>. Enfin, on ajoute un nouvel élément avec la valeur 3 à la fin de la liste à l'aide de <text:span text:style-name="Source_20_Text"><text:span text:style-name="T1">ft_lstadd_back</text:span></text:span>. À la fin de ce processus, la liste contient les éléments (3 -&gt; 1 -&gt; 2), dans cet ordre.</text:p>
      <text:p text:style-name="P8"><text:soft-page-break/></text:p>
      <text:p text:style-name="P5">------------------------------------------------------------------------</text:p>
      <text:p text:style-name="P8"/>
      <text:p text:style-name="P8">#include "libft.h"</text:p>
      <text:p text:style-name="P8"/>
      <text:p text:style-name="P8">int<text:tab/><text:span text:style-name="T3">ft_lstsize</text:span>(t_list *lst)</text:p>
      <text:p text:style-name="P8">{</text:p>
      <text:p text:style-name="P8"><text:tab/>int<text:tab/>i;</text:p>
      <text:p text:style-name="P8"/>
      <text:p text:style-name="P8"><text:tab/>i = 0;</text:p>
      <text:p text:style-name="P8"><text:tab/>while (lst != NULL)</text:p>
      <text:p text:style-name="P8"><text:tab/>{</text:p>
      <text:p text:style-name="P8"><text:tab/><text:tab/>lst = lst-&gt;next;</text:p>
      <text:p text:style-name="P8"><text:tab/><text:tab/>i++;</text:p>
      <text:p text:style-name="P8"><text:tab/>}</text:p>
      <text:p text:style-name="P8"><text:tab/>return (i);</text:p>
      <text:p text:style-name="P8">}</text:p>
      <text:p text:style-name="P8"/>
      <text:p text:style-name="P5">------------------------------------------------------------------------</text:p>
      <text:p text:style-name="P5"/>
      <text:p text:style-name="P8">#include "libft.h"</text:p>
      <text:p text:style-name="P8"/>
      <text:p text:style-name="P8">void<text:tab/><text:span text:style-name="T3">ft_lstdelone</text:span>(t_list *lst, <text:span text:style-name="T6">void (*del)(void*)</text:span>)</text:p>
      <text:p text:style-name="P8">{</text:p>
      <text:p text:style-name="P8"><text:tab/>if (!lst || !del)</text:p>
      <text:p text:style-name="P8"><text:tab/><text:tab/>return ;</text:p>
      <text:p text:style-name="P8"><text:tab/>del(lst-&gt;content);</text:p>
      <text:p text:style-name="P8"><text:tab/><text:span text:style-name="T6">free</text:span>(lst);</text:p>
      <text:p text:style-name="P8">}</text:p>
      <text:p text:style-name="P8"/>
      <text:p text:style-name="P5">------------------------------------------------------------------------</text:p>
      <text:p text:style-name="P8"/>
      <text:p text:style-name="P8">#include "libft.h"</text:p>
      <text:p text:style-name="P8"/>
      <text:p text:style-name="P8">void<text:tab/><text:span text:style-name="T3">ft_lstclear</text:span>(t_list **lst, <text:span text:style-name="T6">void (*del)(void*)</text:span>)</text:p>
      <text:p text:style-name="P8">{</text:p>
      <text:p text:style-name="P8"><text:tab/>t_list<text:tab/>*a;</text:p>
      <text:p text:style-name="P8"/>
      <text:p text:style-name="P8"><text:tab/>if (!lst || !del)</text:p>
      <text:p text:style-name="P8"><text:tab/><text:tab/>return ;</text:p>
      <text:p text:style-name="P8"><text:tab/>while (*lst)</text:p>
      <text:p text:style-name="P8"><text:tab/>{</text:p>
      <text:p text:style-name="P8"><text:tab/><text:tab/>a = (*lst)-&gt;next;</text:p>
      <text:p text:style-name="P8"><text:tab/><text:tab/><text:span text:style-name="T2">ft_lstdelone</text:span>(*lst, del);</text:p>
      <text:p text:style-name="P8"><text:tab/><text:tab/>*lst = a;</text:p>
      <text:p text:style-name="P8"><text:tab/>}</text:p>
      <text:p text:style-name="P8"><text:tab/>*lst = NULL;</text:p>
      <text:p text:style-name="P8">}</text:p>
      <text:p text:style-name="P8"/>
      <text:p text:style-name="P8"/>
      <text:p text:style-name="P16"><text:soft-page-break/>La fonction <text:span text:style-name="Source_20_Text"><text:span text:style-name="T1">ft_lstclear</text:span></text:span> est une fonction de la bibliothèque <text:span text:style-name="Source_20_Text"><text:span text:style-name="T1">libft.h</text:span></text:span> qui permet de supprimer tous les éléments d'une liste chaînée et de libérer la mémoire allouée pour ces éléments.</text:p>
      <text:p text:style-name="P9">La fonction prend en entrée un pointeur vers un pointeur de liste <text:span text:style-name="Source_20_Text"><text:span text:style-name="T1">lst</text:span></text:span> et un pointeur sur une fonction <text:span text:style-name="Source_20_Text"><text:span text:style-name="T1">del</text:span></text:span> qui libère la mémoire allouée pour le contenu d'un élément de liste. Le pointeur <text:span text:style-name="Source_20_Text"><text:span text:style-name="T1">lst</text:span></text:span> pointe vers le premier élément de la liste. La fonction commence par vérifier que les arguments <text:span text:style-name="Source_20_Text"><text:span text:style-name="T1">lst</text:span></text:span> et <text:span text:style-name="Source_20_Text"><text:span text:style-name="T1">del</text:span></text:span> ne sont pas <text:span text:style-name="Source_20_Text"><text:span text:style-name="T1">NULL</text:span></text:span>.</text:p>
      <text:p text:style-name="P9">Ensuite, la fonction utilise une boucle <text:span text:style-name="Source_20_Text"><text:span text:style-name="T1">while</text:span></text:span> pour parcourir la liste en partant du début. À chaque itération, elle sauvegarde l'élément suivant dans une variable temporaire <text:span text:style-name="Source_20_Text"><text:span text:style-name="T1">a</text:span></text:span>. Elle utilise ensuite la fonction <text:span text:style-name="Source_20_Text"><text:span text:style-name="T1">ft_lstdelone</text:span></text:span> pour supprimer l'élément actuel en utilisant la fonction <text:span text:style-name="Source_20_Text"><text:span text:style-name="T1">del</text:span></text:span> passée en argument. Cette fonction <text:span text:style-name="Source_20_Text"><text:span text:style-name="T1">ft_lstdelone</text:span></text:span> est utilisée pour supprimer un seul élément de la liste. Elle libère la mémoire allouée pour le contenu de l'élément et pour l'élément lui-même. Enfin, la fonction met à jour le pointeur <text:span text:style-name="Source_20_Text"><text:span text:style-name="T1">lst</text:span></text:span> pour pointer sur l'élément suivant, stocké dans <text:span text:style-name="Source_20_Text"><text:span text:style-name="T1">a</text:span></text:span>.</text:p>
      <text:p text:style-name="P9">La boucle continue jusqu'à ce que tous les éléments de la liste soient supprimés, moment où le pointeur <text:span text:style-name="Source_20_Text"><text:span text:style-name="T1">lst</text:span></text:span> est mis à <text:span text:style-name="Source_20_Text"><text:span text:style-name="T1">NULL</text:span></text:span>.</text:p>
      <text:p text:style-name="P9">Voici un exemple d'utilisation de la fonction <text:span text:style-name="Source_20_Text"><text:span text:style-name="T1">ft_lstclear</text:span></text:span> pour supprimer tous les éléments d'une liste chaînée :</text:p>
      <text:p text:style-name="P1"/>
      <text:p text:style-name="P3"><text:span text:style-name="Source_20_Text"><text:span text:style-name="T1">#include "libft.h"</text:span></text:span></text:p>
      <text:p text:style-name="P3"/>
      <text:p text:style-name="P3"><text:span text:style-name="Source_20_Text"><text:span text:style-name="T1">void del(void *content)</text:span></text:span></text:p>
      <text:p text:style-name="P3"><text:span text:style-name="Source_20_Text"><text:span text:style-name="T1">{</text:span></text:span></text:p>
      <text:p text:style-name="P3"><text:span text:style-name="Source_20_Text"><text:span text:style-name="T1"><text:s text:c="8"/>free(content);</text:span></text:span></text:p>
      <text:p text:style-name="P3"><text:span text:style-name="Source_20_Text"><text:span text:style-name="T1">}</text:span></text:span></text:p>
      <text:p text:style-name="P3"/>
      <text:p text:style-name="P3"><text:span text:style-name="Source_20_Text"><text:span text:style-name="T1">int main()</text:span></text:span></text:p>
      <text:p text:style-name="P3"><text:span text:style-name="Source_20_Text"><text:span text:style-name="T1">{</text:span></text:span></text:p>
      <text:p text:style-name="P3"><text:span text:style-name="Source_20_Text"><text:span text:style-name="T1"><text:s text:c="4"/>t_list *list = ft_lstnew("Hello");</text:span></text:span></text:p>
      <text:p text:style-name="P3"><text:span text:style-name="Source_20_Text"><text:span text:style-name="T1"><text:s text:c="4"/>ft_lstadd_back(&amp;list, ft_lstnew("World"));</text:span></text:span></text:p>
      <text:p text:style-name="P3"/>
      <text:p text:style-name="P3"><text:span text:style-name="Source_20_Text"><text:span text:style-name="T1"><text:s text:c="4"/>ft_lstclear(&amp;list, del);</text:span></text:span></text:p>
      <text:p text:style-name="P3"/>
      <text:p text:style-name="P3"><text:span text:style-name="Source_20_Text"><text:span text:style-name="T1"><text:s text:c="4"/>return (0);</text:span></text:span></text:p>
      <text:p text:style-name="P2"><text:span text:style-name="Source_20_Text"><text:span text:style-name="T1">}</text:span></text:span></text:p>
      <text:p text:style-name="P9">Dans cet exemple, on crée une liste chaînée avec deux éléments contenant les chaînes de caractères "Hello" et "World". Ensuite, on utilise la fonction <text:span text:style-name="Source_20_Text"><text:span text:style-name="T1">ft_lstclear</text:span></text:span> pour supprimer tous les éléments de la liste en utilisant la fonction <text:span text:style-name="Source_20_Text"><text:span text:style-name="T1">del</text:span></text:span> pour libérer la mémoire allouée pour le contenu de chaque élément. Enfin, on met le pointeur <text:span text:style-name="Source_20_Text"><text:span text:style-name="T1">list</text:span></text:span> à <text:span text:style-name="Source_20_Text"><text:span text:style-name="T1">NULL</text:span></text:span> pour indiquer que la liste est maintenant vide.</text:p>
      <text:p text:style-name="P8"/>
      <text:p text:style-name="P5">------------------------------------------------------------------------</text:p>
      <text:p text:style-name="P8"><text:soft-page-break/></text:p>
      <text:p text:style-name="P8">#include "libft.h"</text:p>
      <text:p text:style-name="P8"/>
      <text:p text:style-name="P8">t_list<text:tab/>*<text:span text:style-name="T3">ft_lstlast</text:span>(t_list *lst)</text:p>
      <text:p text:style-name="P8">{</text:p>
      <text:p text:style-name="P8"><text:tab/>if (lst == NULL)</text:p>
      <text:p text:style-name="P8"><text:tab/><text:tab/>return (NULL);</text:p>
      <text:p text:style-name="P8"><text:tab/>while (lst-&gt;next)</text:p>
      <text:p text:style-name="P8"><text:tab/><text:tab/>lst = lst-&gt;next;</text:p>
      <text:p text:style-name="P8"><text:tab/>return (lst);</text:p>
      <text:p text:style-name="P8">}</text:p>
      <text:p text:style-name="P8"/>
      <text:p text:style-name="P16">La fonction <text:span text:style-name="Source_20_Text"><text:span text:style-name="T1">ft_lstlast</text:span></text:span> de la bibliothèque <text:span text:style-name="Source_20_Text"><text:span text:style-name="T1">libft.h</text:span></text:span> renvoie un pointeur vers le dernier élément d'une liste chaînée.</text:p>
      <text:p text:style-name="P9">La fonction prend un argument <text:span text:style-name="Source_20_Text"><text:span text:style-name="T1">lst</text:span></text:span> qui est un pointeur vers le premier élément de la liste. Si <text:span text:style-name="Source_20_Text"><text:span text:style-name="T1">lst</text:span></text:span> est <text:span text:style-name="Source_20_Text"><text:span text:style-name="T1">NULL</text:span></text:span>, la fonction retourne <text:span text:style-name="Source_20_Text"><text:span text:style-name="T1">NULL</text:span></text:span> directement.</text:p>
      <text:p text:style-name="P9">Ensuite, la fonction parcourt la liste chaînée à l'aide d'une boucle <text:span text:style-name="Source_20_Text"><text:span text:style-name="T1">while</text:span></text:span>. À chaque itération, la fonction vérifie si l'élément courant possède un pointeur vers le prochain élément (<text:span text:style-name="Source_20_Text"><text:span text:style-name="T1">lst-&gt;next</text:span></text:span>). Si c'est le cas, la fonction se déplace vers l'élément suivant en affectant <text:span text:style-name="Source_20_Text"><text:span text:style-name="T1">lst-&gt;next</text:span></text:span> à <text:span text:style-name="Source_20_Text"><text:span text:style-name="T1">lst</text:span></text:span>. Si <text:span text:style-name="Source_20_Text"><text:span text:style-name="T1">lst-&gt;next</text:span></text:span> est <text:span text:style-name="Source_20_Text"><text:span text:style-name="T1">NULL</text:span></text:span>, cela signifie que l'élément actuel est le dernier élément de la liste, et la fonction retourne un pointeur vers cet élément.</text:p>
      <text:p text:style-name="P9">Si la liste est vide, la fonction retourne <text:span text:style-name="Source_20_Text"><text:span text:style-name="T1">NULL</text:span></text:span>.</text:p>
      <text:p text:style-name="P9">Voici un exemple d'utilisation de <text:span text:style-name="Source_20_Text"><text:span text:style-name="T1">ft_lstlast</text:span></text:span> pour récupérer le dernier élément d'une liste chaînée de nombres entiers :</text:p>
      <text:p text:style-name="P1"/>
      <text:p text:style-name="P3"><text:span text:style-name="Source_20_Text"><text:span text:style-name="T1">#include "libft.h"</text:span></text:span></text:p>
      <text:p text:style-name="P3"/>
      <text:p text:style-name="P3"><text:span text:style-name="Source_20_Text"><text:span text:style-name="T1">int</text:span></text:span><text:span text:style-name="Source_20_Text"><text:span text:style-name="T4"> main</text:span></text:span><text:span text:style-name="Source_20_Text"><text:span text:style-name="T1">()</text:span></text:span></text:p>
      <text:p text:style-name="P3"><text:span text:style-name="Source_20_Text"><text:span text:style-name="T1">{</text:span></text:span></text:p>
      <text:p text:style-name="P3"><text:span text:style-name="Source_20_Text"><text:span text:style-name="T1"><text:s text:c="4"/>t_list *list = </text:span></text:span><text:span text:style-name="Source_20_Text"><text:span text:style-name="T5">ft_lstnew</text:span></text:span><text:span text:style-name="Source_20_Text"><text:span text:style-name="T1">((void *)1);</text:span></text:span></text:p>
      <text:p text:style-name="P3"><text:span text:style-name="Source_20_Text"><text:span text:style-name="T1"><text:s text:c="3"/></text:span></text:span><text:span text:style-name="Source_20_Text"><text:span text:style-name="T5"><text:s/>ft_lstadd_back</text:span></text:span><text:span text:style-name="Source_20_Text"><text:span text:style-name="T1">(&amp;list, ft_lstnew((void *)2));</text:span></text:span></text:p>
      <text:p text:style-name="P3"><text:span text:style-name="Source_20_Text"><text:span text:style-name="T1"><text:s text:c="4"/></text:span></text:span><text:span text:style-name="Source_20_Text"><text:span text:style-name="T5">ft_lstadd_back</text:span></text:span><text:span text:style-name="Source_20_Text"><text:span text:style-name="T1">(&amp;list, ft_lstnew((void *)3));</text:span></text:span></text:p>
      <text:p text:style-name="P3"><text:span text:style-name="Source_20_Text"><text:span text:style-name="T1"><text:s text:c="4"/>t_list *last = </text:span></text:span><text:span text:style-name="Source_20_Text"><text:span text:style-name="T5">ft_lstlast</text:span></text:span><text:span text:style-name="Source_20_Text"><text:span text:style-name="T1">(list);</text:span></text:span></text:p>
      <text:p text:style-name="P3"><text:span text:style-name="Source_20_Text"><text:span text:style-name="T1"><text:s text:c="4"/></text:span></text:span><text:span text:style-name="Source_20_Text"><text:span text:style-name="T5">ft_putnbr_fd</text:span></text:span><text:span text:style-name="Source_20_Text"><text:span text:style-name="T1">((int)last-&gt;content, 1); // affiche "3" sur la sortie standard</text:span></text:span></text:p>
      <text:p text:style-name="P3"><text:span text:style-name="Source_20_Text"><text:span text:style-name="T1"><text:s text:c="4"/>return (0);</text:span></text:span></text:p>
      <text:p text:style-name="P2"><text:span text:style-name="Source_20_Text"><text:span text:style-name="T1">}</text:span></text:span></text:p>
      <text:p text:style-name="P8"><text:span text:style-name="T10">Dans cet exemple, on crée une liste chaînée qui contient les nombres entiers 1, 2 et 3. La fonction </text:span><text:span text:style-name="Source_20_Text"><text:span text:style-name="T1">ft_lstlast</text:span></text:span><text:span text:style-name="T11"> </text:span><text:span text:style-name="T10">est appelée sur cette liste pour récupérer le dernier élément, qui contient le nombre entier 3. La valeur de cet élément est affichée à l'écran à l'aide de la fonction </text:span><text:span text:style-name="Source_20_Text"><text:span text:style-name="T1">ft_putnbr_fd</text:span></text:span><text:span text:style-name="T10">.</text:span></text:p>
      <text:p text:style-name="P8"><text:span text:style-name="T10"/></text:p>
      <text:p text:style-name="P5">------------------------------------------------------------------------</text:p>
      <text:p text:style-name="P8"/>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arial" svg:font-family="arial"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arial" fo:font-size="12pt" fo:language="fr" fo:country="FR"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language="zxx" fo:country="none" style:font-size-asian="12pt" style:language-asian="zxx" style:country-asian="none" style:font-name-complex="FreeSans" style:font-family-complex="FreeSan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7T10:47:17.106363032</meta:creation-date>
    <dc:date>2023-02-17T11:30:51.471654546</dc:date>
    <meta:editing-duration>PT23M3S</meta:editing-duration>
    <meta:editing-cycles>6</meta:editing-cycles>
    <meta:generator>LibreOffice/7.3.7.2$Linux_X86_64 LibreOffice_project/30$Build-2</meta:generator>
    <meta:document-statistic meta:table-count="1" meta:image-count="0" meta:object-count="0" meta:page-count="9" meta:paragraph-count="233" meta:word-count="1818" meta:character-count="11908" meta:non-whitespace-character-count="10061"/>
  </office:meta>
</office:document-meta>
</file>